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7_14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7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, Hebrew<text:tab/><text:tab/><text:tab/><text:tab/><text:tab/></text:p>
      <text:p text:style-name="P5">Author of letter<text:tab/><text:tab/><text:tab/><text:tab/>M. Jastrow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January 23, 1892</text:p>
      <text:p text:style-name="P5">Month<text:tab/><text:tab/><text:tab/><text:tab/><text:tab/><text:tab/>January</text:p>
      <text:p text:style-name="P5">Year<text:tab/><text:tab/><text:tab/><text:tab/><text:tab/><text:tab/>1892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[Hebrew]/</text:p>
      <text:p text:style-name="P3">Pha Jany 23. 92/</text:p>
      <text:p text:style-name="P2">Dear Dr Morais! <text:s/>Have you a dictionary of/ ancient (medieval) Italian? <text:s/>If so will you/ kindly look up what was the form for the modern/ <text:span text:style-name="T2">sevo</text:span><text:span text:style-name="T3"> (Latin sebaceus)=tallow (candle)? <text:s/>Or do/ you know from reading whether the old form/ was something like [Hebrew]? <text:s/>I find/ [Hebrew] (the plural) in the Midrash, and [Hebrew] or [Hebrew]/ (the singular) in Midrash Tillim to Ps. XI, and am/ at a loss to account for the [Hebrew] in the word, except/ it be an old Italian form. <text:s/>Italy, so much I/ found ere this, is the birth place of Midrash Tillim,/ or at least of one of its editors. <text:s/>There is in Ps. I/ a gloss (to [Hebrew]), which reads in ed. Buber/ (recently publish.) [Hebrew], in other editions/ [Hebrew] (the (") indicating the foreign word, [Hebrew], for/ which Jalkut Ps. 833 has [Hebrew] in parenthesis/ </text:span><text:span text:style-name="T2">[Hebrew]</text:span><text:span text:style-name="T3">. <text:s/>[Hebrew] is a censor's change for/ [Hebrew]-frequently met with in the Talmud editions./</text:span></text:p>
      <text:p text:style-name="P2"><text:span text:style-name="T3"/></text:p>
      <text:p text:style-name="P2"><text:span text:style-name="T3">[Page 2]</text:span></text:p>
      <text:p text:style-name="P2"><text:soft-page-break/><text:span text:style-name="T3">I shall be very grateful to you for helping me/ out of my embarassment[sic!]./</text:span></text:p>
      <text:p text:style-name="P2"><text:span text:style-name="T3">Hoping that this will meet you in the enjoyment/ of good health/</text:span></text:p>
      <text:p text:style-name="P2"><text:span text:style-name="T3"><text:tab/>Yours/ M Jastrow/</text:span></text:p>
      <text:p text:style-name="P2"><text:span text:style-name="T3">To the Rev Dr S Morais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30T14:56:18</meta:creation-date>
    <meta:document-statistic meta:table-count="0" meta:image-count="0" meta:object-count="0" meta:page-count="3" meta:paragraph-count="69" meta:word-count="365" meta:character-count="2401"/>
    <dc:date>2011-11-30T15:08:29.52</dc:date>
    <dc:creator>Penn Libraries</dc:creator>
    <meta:editing-duration>PT00H12M11S</meta:editing-duration>
    <meta:editing-cycles>1</meta:editing-cycles>
    <meta:generator>OpenOffice.org/3.2$Win32 OpenOffice.org_project/320m12$Build-9483</meta:generator>
  </office:meta>
</office:document-meta>
</file>